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12.75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in" fo:font-size="12.75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12.75pt" style:text-underline-style="none" style:text-blinking="false"/>
    </style:style>
    <style:style style:name="T5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Wrong Subtraction</text:p>
      <text:section text:style-name="Sect1" text:name="pageContent">
        <text:p text:style-name="P3">time limit per test</text:p>
        <text:p text:style-name="P4">1 second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Little girl Tanya is learning how to decrease a number by one, but she does it wrong with a number consisting of two or more digits. Tanya subtracts one from a number by the following algorithm:</text:p>
        <text:list xml:id="list2712870990" text:style-name="L1">
          <text:list-item>
            <text:p text:style-name="P6">if the last digit of the number is non-zero, she decreases the number by one;</text:p>
          </text:list-item>
          <text:list-item>
            <text:p text:style-name="P6">if the last digit of the number is zero, she divides the number by 10 (i.e. removes the last digit).</text:p>
          </text:list-item>
        </text:list>
        <text:p text:style-name="P7">You are given an integer number <text:bookmark text:name="MathJax-Element-1-Frame"/><text:bookmark text:name="MathJax-Span-1"/><text:bookmark text:name="MathJax-Span-2"/><text:bookmark text:name="MathJax-Span-3"/><text:span text:style-name="T1">n</text:span>. Tanya will subtract one from it <text:bookmark text:name="MathJax-Element-2-Frame"/><text:bookmark text:name="MathJax-Span-4"/><text:bookmark text:name="MathJax-Span-5"/><text:bookmark text:name="MathJax-Span-6"/><text:span text:style-name="T1">k</text:span> times. Your task is to print the result after all <text:bookmark text:name="MathJax-Element-3-Frame"/><text:bookmark text:name="MathJax-Span-7"/><text:bookmark text:name="MathJax-Span-8"/><text:bookmark text:name="MathJax-Span-9"/><text:span text:style-name="T1">k</text:span> subtractions.</text:p>
        <text:p text:style-name="P5">It is guaranteed that the result will be positive integer number.</text:p>
        <text:p text:style-name="P9">Input</text:p>
        <text:p text:style-name="P7">The first line of the input contains two integer numbers <text:bookmark text:name="MathJax-Element-4-Frame"/><text:bookmark text:name="MathJax-Span-10"/><text:bookmark text:name="MathJax-Span-11"/><text:bookmark text:name="MathJax-Span-12"/><text:span text:style-name="T1">n</text:span> and <text:bookmark text:name="MathJax-Element-5-Frame"/><text:bookmark text:name="MathJax-Span-13"/><text:bookmark text:name="MathJax-Span-14"/><text:bookmark text:name="MathJax-Span-15"/><text:span text:style-name="T1">k</text:span> (<text:bookmark text:name="MathJax-Element-6-Frame"/><text:bookmark text:name="MathJax-Span-16"/><text:bookmark text:name="MathJax-Span-17"/><text:bookmark text:name="MathJax-Span-18"/><text:span text:style-name="T2">2</text:span><text:bookmark text:name="MathJax-Span-19"/><text:span text:style-name="T4">≤</text:span><text:bookmark text:name="MathJax-Span-20"/><text:span text:style-name="T1">n</text:span><text:bookmark text:name="MathJax-Span-21"/><text:span text:style-name="T4">≤</text:span><text:bookmark text:name="MathJax-Span-22"/><text:bookmark text:name="MathJax-Span-23"/><text:span text:style-name="T2">10</text:span><text:bookmark text:name="MathJax-Span-24"/><text:span text:style-name="T3">9</text:span>, <text:bookmark text:name="MathJax-Element-7-Frame"/><text:bookmark text:name="MathJax-Span-25"/><text:bookmark text:name="MathJax-Span-26"/><text:bookmark text:name="MathJax-Span-27"/><text:span text:style-name="T2">1</text:span><text:bookmark text:name="MathJax-Span-28"/><text:span text:style-name="T4">≤</text:span><text:bookmark text:name="MathJax-Span-29"/><text:span text:style-name="T1">k</text:span><text:bookmark text:name="MathJax-Span-30"/><text:span text:style-name="T4">≤</text:span><text:bookmark text:name="MathJax-Span-31"/><text:span text:style-name="T2">50</text:span>) — the number from which Tanya will subtract and the number of subtractions correspondingly.</text:p>
        <text:p text:style-name="P9">Output</text:p>
        <text:p text:style-name="P7">Print one integer number — the result of the decreasing <text:bookmark text:name="MathJax-Element-8-Frame"/><text:bookmark text:name="MathJax-Span-32"/><text:bookmark text:name="MathJax-Span-33"/><text:bookmark text:name="MathJax-Span-34"/><text:span text:style-name="T1">n</text:span> by one <text:bookmark text:name="MathJax-Element-9-Frame"/><text:bookmark text:name="MathJax-Span-35"/><text:bookmark text:name="MathJax-Span-36"/><text:bookmark text:name="MathJax-Span-37"/><text:span text:style-name="T1">k</text:span> times.</text:p>
        <text:p text:style-name="P5">It is guaranteed that the result will be positive integer number.</text:p>
        <text:p text:style-name="P8">Examples</text:p>
        <text:p text:style-name="P10">input</text:p>
        <text:section text:style-name="Sect1" text:name="id003905670253476514">
          <text:p text:style-name="P11">Copy</text:p>
        </text:section>
        <text:p text:style-name="P1"><text:bookmark text:name="id004442661257443359"/>512 4</text:p>
        <text:p text:style-name="P10">output</text:p>
        <text:section text:style-name="Sect1" text:name="id008296881499256963">
          <text:p text:style-name="P11">Copy</text:p>
        </text:section>
        <text:p text:style-name="P1"><text:bookmark text:name="id0006832659394885798"/>50</text:p>
        <text:p text:style-name="P10">input</text:p>
        <text:section text:style-name="Sect1" text:name="id00677859872634889">
          <text:p text:style-name="P11">Copy</text:p>
        </text:section>
        <text:p text:style-name="P1"><text:bookmark text:name="id007263197288482319"/>1000000000 9</text:p>
        <text:p text:style-name="P10">output</text:p>
        <text:section text:style-name="Sect1" text:name="id0028524158950532175">
          <text:p text:style-name="P11">Copy</text:p>
        </text:section>
        <text:p text:style-name="P1"><text:bookmark text:name="id0002241218917500931"/>1</text:p>
        <text:p text:style-name="P9">Note</text:p>
        <text:p text:style-name="P7">The first example corresponds to the following sequence: <text:bookmark text:name="MathJax-Element-10-Frame"/><text:bookmark text:name="MathJax-Span-38"/><text:bookmark text:name="MathJax-Span-39"/><text:bookmark text:name="MathJax-Span-40"/><text:span text:style-name="T2">512</text:span><text:bookmark text:name="MathJax-Span-41"/><text:span text:style-name="T4">→</text:span><text:bookmark text:name="MathJax-Span-42"/><text:span text:style-name="T2">511</text:span><text:bookmark text:name="MathJax-Span-43"/><text:span text:style-name="T4">→</text:span><text:bookmark text:name="MathJax-Span-44"/><text:span text:style-name="T2">510</text:span><text:bookmark text:name="MathJax-Span-45"/><text:span text:style-name="T4">→</text:span><text:bookmark text:name="MathJax-Span-46"/><text:span text:style-name="T2">51</text:span><text:bookmark text:name="MathJax-Span-47"/><text:span text:style-name="T4">→</text:span><text:bookmark text:name="MathJax-Span-48"/><text:span text:style-name="T2">50</text:span>.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19:06:05.929039305</dc:date>
    <meta:editing-duration>PT3S</meta:editing-duration>
    <meta:editing-cycles>1</meta:editing-cycles>
    <meta:document-statistic meta:table-count="0" meta:image-count="0" meta:object-count="0" meta:page-count="1" meta:paragraph-count="35" meta:word-count="211" meta:character-count="1162" meta:non-whitespace-character-count="984"/>
  </office:meta>
</office:document-meta>
</file>